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Standard">
      <style:paragraph-properties>
        <style:tab-stops>
          <style:tab-stop style:position="8.613cm"/>
        </style:tab-stops>
      </style:paragraph-properties>
    </style:style>
    <style:style style:name="P7" style:family="paragraph" style:parent-style-name="Heading_20_1" style:list-style-name="Numbering_20_123"/>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Table">
      <style:paragraph-properties fo:keep-with-next="always"/>
    </style:style>
    <style:style style:name="P11" style:family="paragraph" style:parent-style-name="Table_20_Contents">
      <style:text-properties officeooo:rsid="0091fdfa" officeooo:paragraph-rsid="0091fdfa"/>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size="16pt" style:font-size-asian="16pt" style:font-size-complex="16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officeooo:rsid="006624ff"/>
    </style:style>
    <style:style style:name="T5" style:family="text">
      <style:text-properties fo:font-style="normal" officeooo:rsid="006624ff" style:font-style-asian="normal" style:font-style-complex="normal"/>
    </style:style>
    <style:style style:name="T6"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628880256" text:id="ct3962888025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P6">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text:span text:style-name="T1">vyžaduje</text:span> <text:span text:style-name="T2">pokročilé</text:span> organizační schopnosti a jasnou strategii řízení. Využití telemedicíny a digitálních zdravotnických technologií zlepšuje dostupnost zdravotní <text:span text:style-name="T3">péče zejména v odlehlých </text:span><text:span text:style-name="T3">regionech.</text:span></text:p>
        <text:list text:style-name="Numbering_20_123">
          <text:list-item>
            <text:h text:style-name="P7"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Standard"><draw:frame draw:style-name="fr1" draw:name="Frame1" text:anchor-type="as-char" draw:z-index="0"><draw:text-box fo:min-height="0.041cm" fo:min-width="0.041cm"><text:p text:style-name="Standard">Robotická chirurgie přináší</text:p></draw:text-box></draw:frame><text:s/><text:span text:style-name="T4">vyšší přesnost zákroků, kratší dobu </text:span><text:span text:style-name="T5">rekonvalescence</text:span><text:span text:style-name="T4">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6">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text:soft-page-break/>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9"/>
        <text:p text:style-name="P9"/>
        <text:p text:style-name="P10">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9"/>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628880256"/></text:p>
        <text:p text:style-name="P13"><text:change-end text:change-id="ct39628880256"/></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1</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6T15:59:21.846549000</dc:date>
    <meta:generator>LibreOffice/25.8.3.2$MacOSX_AARCH64 LibreOffice_project/8ca8d55c161d602844f5428fa4b58097424e324e</meta:generator>
    <meta:initial-creator/>
    <meta:creation-date>2025-12-28T20:01:58.000</meta:creation-date>
    <meta:keyword/>
    <meta:editing-duration>P3DT16H1M17S</meta:editing-duration>
    <meta:editing-cycles>156</meta:editing-cycles>
    <meta:document-statistic meta:table-count="1" meta:image-count="0" meta:object-count="0" meta:page-count="16" meta:paragraph-count="97" meta:word-count="2274" meta:character-count="17767" meta:non-whitespace-character-count="15603"/>
    <meta:user-defined meta:name="Category"/>
    <meta:user-defined meta:name="Company"/>
    <meta:user-defined meta:name="IndividualWorkKey"/>
    <meta:user-defined meta:name="Manager"/>
  </office:meta>
</office:document-meta>
</file>